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Helvetica" svg:font-family="Helvetica, arial, nimbussansl, liberationsans, freesans, clean, sans-serif, 'Segoe UI Emoji', 'Segoe UI Symbol'"/>
    <style:font-face style:name="FreeSans"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14" style:family="paragraph" style:parent-style-name="Standard">
      <style:text-properties officeooo:paragraph-rsid="0053eb03"/>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size="14pt" style:font-size-asian="14pt" style:font-size-complex="14pt"/>
    </style:style>
    <style:style style:name="P17" style:family="paragraph" style:parent-style-name="Table_20_Contents">
      <style:text-properties fo:font-size="14pt" officeooo:rsid="004c0b58" officeooo:paragraph-rsid="004c0b58" style:font-size-asian="14pt" style:font-size-complex="14pt"/>
    </style:style>
    <style:style style:name="P18" style:family="paragraph" style:parent-style-name="Table_20_Contents">
      <style:text-properties fo:font-size="14pt" officeooo:rsid="004de79f" officeooo:paragraph-rsid="004de79f" style:font-size-asian="14pt" style:font-size-complex="14pt"/>
    </style:style>
    <style:style style:name="P19" style:family="paragraph" style:parent-style-name="Table_20_Contents">
      <style:text-properties fo:font-size="14pt" officeooo:rsid="004e9b18" officeooo:paragraph-rsid="004e9b18" style:font-size-asian="14pt" style:font-size-complex="14pt"/>
    </style:style>
    <style:style style:name="P20" style:family="paragraph" style:parent-style-name="Table_20_Contents">
      <style:text-properties fo:font-size="14pt" officeooo:rsid="004f23a9" officeooo:paragraph-rsid="004f23a9" style:font-size-asian="14pt" style:font-size-complex="14pt"/>
    </style:style>
    <style:style style:name="P21" style:family="paragraph" style:parent-style-name="Table_20_Contents">
      <style:text-properties fo:font-size="14pt" officeooo:rsid="0051ec6e" officeooo:paragraph-rsid="0051ec6e" style:font-size-asian="14pt" style:font-size-complex="14pt"/>
    </style:style>
    <style:style style:name="P22" style:family="paragraph" style:parent-style-name="Table_20_Contents">
      <style:text-properties fo:font-size="14pt" officeooo:paragraph-rsid="0051ec6e" style:font-size-asian="14pt" style:font-size-complex="14pt"/>
    </style:style>
    <style:style style:name="P23"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24"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style:font-size-asian="14pt" style:font-size-complex="14pt"/>
    </style:style>
    <style:style style:name="P36" style:family="paragraph" style:parent-style-name="Standard">
      <style:paragraph-properties fo:text-align="center" style:justify-single-word="false"/>
      <style:text-properties fo:font-size="18pt" officeooo:paragraph-rsid="00b3be57" style:font-size-asian="18pt" style:font-size-complex="18pt"/>
    </style:style>
    <style:style style:name="P37" style:family="paragraph" style:parent-style-name="Standard">
      <style:paragraph-properties fo:text-align="center" style:justify-single-word="false"/>
      <style:text-properties officeooo:paragraph-rsid="00b578f2"/>
    </style:style>
    <style:style style:name="P38"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40"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6ca824"/>
    </style:style>
    <style:style style:name="T25" style:family="text">
      <style:text-properties officeooo:rsid="007ba15f"/>
    </style:style>
    <style:style style:name="T26" style:family="text">
      <style:text-properties officeooo:rsid="00ad538d"/>
    </style:style>
    <style:style style:name="T27" style:family="text">
      <style:text-properties officeooo:rsid="00b161c5"/>
    </style:style>
    <style:style style:name="T28" style:family="text">
      <style:text-properties officeooo:rsid="00b200ee"/>
    </style:style>
    <style:style style:name="T29" style:family="text">
      <style:text-properties officeooo:rsid="00b3be57"/>
    </style:style>
    <style:style style:name="T30" style:family="text">
      <style:text-properties officeooo:rsid="00b8a286"/>
    </style:style>
    <style:style style:name="T31"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2" style:family="text">
      <style:text-properties officeooo:rsid="00c12f10"/>
    </style:style>
    <style:style style:name="T33" style:family="text">
      <style:text-properties officeooo:rsid="00c14fb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icChat</text:p>
      <text:p text:style-name="P2">CS1530 Sprint <text:span text:style-name="T26">3</text:span>-Deliverable</text:p>
      <text:p text:style-name="P3"><text:span text:style-name="Default_20_Paragraph_20_Font"><text:span text:style-name="T1">Due Date: Ju</text:span></text:span><text:span text:style-name="Default_20_Paragraph_20_Font"><text:span text:style-name="T2">ly</text:span></text:span><text:span text:style-name="Default_20_Paragraph_20_Font"><text:span text:style-name="T1"> </text:span></text:span><text:span text:style-name="Default_20_Paragraph_20_Font"><text:span text:style-name="T2">8</text:span></text:span><text:span text:style-name="Default_20_Paragraph_20_Font"><text:span text:style-name="T4">th</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36">Blaise Clair <text:span text:style-name="T29">(blaiseclair)</text:span>- Product Owner</text:p>
      <text:p text:style-name="P36">Andrew Harper <text:span text:style-name="T29">(graphitezeppelin)</text:span> – Software Developer</text:p>
      <text:p text:style-name="P4">Neel Kowdley <text:span text:style-name="T29">(nkowdley)</text:span> - Software Developer</text:p>
      <text:p text:style-name="P37"><text:span text:style-name="Default_20_Paragraph_20_Font"><text:span text:style-name="T1">Dom G</text:span></text:span><text:span text:style-name="Default_20_Paragraph_20_Font"><text:span text:style-name="T5">rigore </text:span></text:span><text:span text:style-name="Default_20_Paragraph_20_Font"><text:span text:style-name="T6">(domgrigore)</text:span></text:span><text:span text:style-name="Default_20_Paragraph_20_Font"><text:span text:style-name="T5"> - Quality Assurance Manager</text:span></text:span></text:p>
      <text:p text:style-name="P4"/>
      <text:p text:style-name="P4"/>
      <text:p text:style-name="P1">Project Description</text:p>
      <text:p text:style-name="Standard"><text:span text:style-name="Default_20_Paragraph_20_Font"><text:span text:style-name="T17">Client: </text:span></text:span><text:span text:style-name="Default_20_Paragraph_20_Font"><text:span text:style-name="T18">Nate Thompson</text:span></text:span></text:p>
      <text:p text:style-name="P6"/>
      <text:p text:style-name="Standard"><text:span text:style-name="Default_20_Paragraph_20_Font"><text:span text:style-name="T17">Name of Project: </text:span></text:span><text:span text:style-name="Default_20_Paragraph_20_Font"><text:span text:style-name="T18">PicChat</text:span></text:span></text:p>
      <text:p text:style-name="P7"/>
      <text:p text:style-name="Standard"><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18">This project will be created as a website </text:span></text:span><text:span text:style-name="Default_20_Paragraph_20_Font"><text:span text:style-name="T19">that will</text:span></text:span><text:span text:style-name="Default_20_Paragraph_20_Font"><text:span text:style-name="T18"> </text:span></text:span><text:span text:style-name="Default_20_Paragraph_20_Font"><text:span text:style-name="T19">eventually</text:span></text:span><text:span text:style-name="Default_20_Paragraph_20_Font"><text:span text:style-name="T18"> be compatible with mobile browsers.</text:span></text:span></text:p>
      <text:p text:style-name="P7"/>
      <text:p text:style-name="Standard"><text:span text:style-name="Default_20_Paragraph_20_Font"><text:span text:style-name="T17">Project Github Page: </text:span></text:span><text:span text:style-name="Default_20_Paragraph_20_Font"><text:span text:style-name="T18">https://github.com/nkowdley/CS1530-Team9</text:span></text:span></text:p>
      <text:p text:style-name="P7"/>
      <text:p text:style-name="Standard"><text:span text:style-name="Default_20_Paragraph_20_Font"><text:span text:style-name="T1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8">Sprint <text:span text:style-name="T30">3</text:span> Backlog:</text:p>
      <text:p text:style-name="P8"/>
      <text:p text:style-name="P9">How User Stories Were Chosen for this Sprint:</text:p>
      <text:p text:style-name="P10">User Stories were selected <text:span text:style-name="T21">to be worked on </text:span><text:s/>from our Product Backlog for this Sprint. <text:span text:style-name="T21">The process by which we selected items for this Sprint were based on a number of characteristics:</text:span></text:p>
      <text:p text:style-name="P10"/>
      <text:p text:style-name="P11">1) How i<text:span text:style-name="T22">mportant t</text:span>he User Story is to the client. <text:span text:style-name="T23">If the client really wants to see a particular feature completed, it is given a slightly higher priority.</text:span></text:p>
      <text:p text:style-name="P12">2) How important the user story is to the final product. <text:s/>If the user story contains a feature integral to the functionality of the product, it is given a higher priority.</text:p>
      <text:p text:style-name="P31"><text:span text:style-name="T23">3</text:span>) <text:span text:style-name="T30">If the backlog item is a defect, how critical is the defect and how important the defect is to the overall function of the product. </text:span></text:p>
      <text:p text:style-name="P11"><text:span text:style-name="T30">4</text:span>) <text:span text:style-name="T23">How many user stories or features are “blocked” by other user stories. <text:s/>A user story is considered blocking if another user story cannot be completed without first completing the “blocking” user story.</text:span></text:p>
      <text:p text:style-name="P11"/>
      <text:p text:style-name="P12"><text:span text:style-name="T24">These characteristics were used to determine the original priorities of items in our Product Backlog, and played a role in helping us determine which items we would attack on this sprint. <text:s/>However, <text:s/>items were chosen for this Sprint in a slightly different manner than they were for Sprint 2. <text:s/>The selection process for items in the backlog was heavily influenced by how important the feature was to the client, and how severe a defect found during Sprint 2 was. <text:s/></text:span></text:p>
      <text:p text:style-name="P13"/>
      <text:p text:style-name="Standard"><text:span text:style-name="Default_20_Paragraph_20_Font"><text:span text:style-name="T12">The </text:span></text:span><text:span text:style-name="Default_20_Paragraph_20_Font"><text:span text:style-name="T15">backlog items</text:span></text:span><text:span text:style-name="Default_20_Paragraph_20_Font"><text:span text:style-name="T12"> worked on this sprint are </text:span></text:span><text:span text:style-name="Default_20_Paragraph_20_Font"><text:span text:style-name="T13">provided</text:span></text:span><text:span text:style-name="Default_20_Paragraph_20_Font"><text:span text:style-name="T11"> in the table below.</text:span></text:span></text:p>
      <text:p text:style-name="P6"/>
      <text:p text:style-name="Standard"><text:span text:style-name="Default_20_Paragraph_20_Font"><text:span text:style-name="T11">The columns of the table are defined as follows:</text:span></text:span></text:p>
      <text:p text:style-name="Standard"><text:span text:style-name="Default_20_Paragraph_20_Font"><text:span text:style-name="T7">Priority:</text:span></text:span><text:span text:style-name="Default_20_Paragraph_20_Font"><text:span text:style-name="T11"> How valuable the the user story is to the overall product.</text:span></text:span></text:p>
      <text:p text:style-name="Standard"><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Standard"><text:span text:style-name="Default_20_Paragraph_20_Font"><text:span text:style-name="T10">Backlog Item</text:span></text:span><text:span text:style-name="Default_20_Paragraph_20_Font"><text:span text:style-name="T7">:</text:span></text:span><text:span text:style-name="Default_20_Paragraph_20_Font"><text:span text:style-name="T11"> The contents of the User Story </text:span></text:span><text:span text:style-name="Default_20_Paragraph_20_Font"><text:span text:style-name="T14">or the Defect</text:span></text:span></text:p>
      <text:p text:style-name="Standard"><text:span text:style-name="Default_20_Paragraph_20_Font"><text:span text:style-name="T7">Points:</text:span></text:span><text:span text:style-name="Default_20_Paragraph_20_Font"><text:span text:style-name="T11"> How long we anticipate this user story will take to complete.</text:span></text:span></text:p>
      <text:p text:style-name="P14"><text:span text:style-name="Default_20_Paragraph_20_Font"><text:span text:style-name="T8">Assigned </text:span></text:span><text:span text:style-name="Default_20_Paragraph_20_Font"><text:span text:style-name="T9">T</text:span></text:span><text:span text:style-name="Default_20_Paragraph_20_Font"><text:span text:style-name="T8">o:</text:span></text:span><text:span text:style-name="Default_20_Paragraph_20_Font"><text:span text:style-name="T16"> The person responsible for completing the user story. </text:span></text:span></text:p>
      <text:p text:style-name="P15"/>
      <text:p text:style-name="P15"/>
      <text:p text:style-name="P15"/>
      <text:p text:style-name="P15"/>
      <text:p text:style-name="P6"/>
      <table:table table:name="Table1" table:style-name="Table1">
        <table:table-column table:style-name="Table1.A" table:number-columns-repeated="2"/>
        <table:table-column table:style-name="Table1.C"/>
        <table:table-column table:style-name="Table1.D"/>
        <table:table-column table:style-name="Table1.E"/>
        <text:soft-page-break/>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21"/>
          </table:table-cell>
          <table:table-cell table:style-name="Table1.E1" office:value-type="string">
            <text:p text:style-name="P16"/>
          </table:table-cell>
        </table:table-row>
        <table:table-row>
          <table:table-cell table:style-name="Table1.A2" office:value-type="string">
            <text:p text:style-name="P18"/>
          </table:table-cell>
          <table:table-cell table:style-name="Table1.A2" office:value-type="string">
            <text:p text:style-name="P17"/>
          </table:table-cell>
          <table:table-cell table:style-name="Table1.A2" office:value-type="string">
            <text:p text:style-name="P16"/>
          </table:table-cell>
          <table:table-cell table:style-name="Table1.A2" office:value-type="string">
            <text:p text:style-name="P21"/>
          </table:table-cell>
          <table:table-cell table:style-name="Table1.E2" office:value-type="string">
            <text:p text:style-name="P17"/>
          </table:table-cell>
        </table:table-row>
        <table:table-row>
          <table:table-cell table:style-name="Table1.A2" office:value-type="string">
            <text:p text:style-name="P18"/>
          </table:table-cell>
          <table:table-cell table:style-name="Table1.A2" office:value-type="string">
            <text:p text:style-name="P17"/>
          </table:table-cell>
          <table:table-cell table:style-name="Table1.A2" office:value-type="string">
            <text:p text:style-name="P16"/>
          </table:table-cell>
          <table:table-cell table:style-name="Table1.A2" office:value-type="string">
            <text:p text:style-name="P21"/>
          </table:table-cell>
          <table:table-cell table:style-name="Table1.E2" office:value-type="string">
            <text:p text:style-name="P17"/>
          </table:table-cell>
        </table:table-row>
        <table:table-row>
          <table:table-cell table:style-name="Table1.A2" office:value-type="string">
            <text:p text:style-name="P19"/>
          </table:table-cell>
          <table:table-cell table:style-name="Table1.A2" office:value-type="string">
            <text:p text:style-name="P17"/>
          </table:table-cell>
          <table:table-cell table:style-name="Table1.A2" office:value-type="string">
            <text:p text:style-name="P16"/>
          </table:table-cell>
          <table:table-cell table:style-name="Table1.A2" office:value-type="string">
            <text:p text:style-name="P21"/>
          </table:table-cell>
          <table:table-cell table:style-name="Table1.E2" office:value-type="string">
            <text:p text:style-name="P17"/>
          </table:table-cell>
        </table:table-row>
        <table:table-row>
          <table:table-cell table:style-name="Table1.A2" office:value-type="string">
            <text:p text:style-name="P20"/>
          </table:table-cell>
          <table:table-cell table:style-name="Table1.A2" office:value-type="string">
            <text:p text:style-name="P17"/>
          </table:table-cell>
          <table:table-cell table:style-name="Table1.A2" office:value-type="string">
            <text:p text:style-name="P22"/>
          </table:table-cell>
          <table:table-cell table:style-name="Table1.A2" office:value-type="string">
            <text:p text:style-name="P21"/>
          </table:table-cell>
          <table:table-cell table:style-name="Table1.E2" office:value-type="string">
            <text:p text:style-name="P21"/>
          </table:table-cell>
        </table:table-row>
        <table:table-row>
          <table:table-cell table:style-name="Table1.A2" office:value-type="string">
            <text:p text:style-name="P20"/>
          </table:table-cell>
          <table:table-cell table:style-name="Table1.A2" office:value-type="string">
            <text:p text:style-name="P17"/>
          </table:table-cell>
          <table:table-cell table:style-name="Table1.A2" office:value-type="string">
            <text:p text:style-name="P16"/>
          </table:table-cell>
          <table:table-cell table:style-name="Table1.A2" office:value-type="string">
            <text:p text:style-name="P21"/>
          </table:table-cell>
          <table:table-cell table:style-name="Table1.E2" office:value-type="string">
            <text:p text:style-name="P17"/>
          </table:table-cell>
        </table:table-row>
        <table:table-row>
          <table:table-cell table:style-name="Table1.A2" office:value-type="string">
            <text:p text:style-name="P20"/>
          </table:table-cell>
          <table:table-cell table:style-name="Table1.A2" office:value-type="string">
            <text:p text:style-name="P17"/>
          </table:table-cell>
          <table:table-cell table:style-name="Table1.A2" office:value-type="string">
            <text:p text:style-name="P16"/>
          </table:table-cell>
          <table:table-cell table:style-name="Table1.A2" office:value-type="string">
            <text:p text:style-name="P21"/>
          </table:table-cell>
          <table:table-cell table:style-name="Table1.E2" office:value-type="string">
            <text:p text:style-name="P17"/>
          </table:table-cell>
        </table:table-row>
      </table:table>
      <text:p text:style-name="P6"/>
      <text:p text:style-name="P4"/>
      <text:p text:style-name="P4"/>
      <text:p text:style-name="P1">Testing:</text:p>
      <text:p text:style-name="P35"><text:tab/><text:span text:style-name="T31">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p>
      <text:p text:style-name="P39"/>
      <text:p text:style-name="P40">Text Upload</text:p>
      <text:p text:style-name="P38">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39"/>
      <text:p text:style-name="P40">Photo Upload with Location</text:p>
      <text:p text:style-name="P39">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39"/>
      <text:p text:style-name="P40">Get Query Sanitation</text:p>
      <text:p text:style-name="P39">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39"/>
      <text:p text:style-name="P40">User Interface</text:p>
      <text:p text:style-name="P39">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39"/>
      <text:p text:style-name="P40">Database Primary Keys</text:p>
      <text:p text:style-name="P39">This defect was found through a code review. <text:s/>Looking at how our MySQL databases were set up, it was determined that a primary key was not set, which meant that our Databases could have had collisions between user names. <text:s/>This was fixed prior to the end of the Sprint.</text:p>
      <text:p text:style-name="P27"/>
      <text:p text:style-name="P5"/>
      <text:p text:style-name="P5"/>
      <text:p text:style-name="P1"><text:span text:style-name="T25">Sprint</text:span> <text:span text:style-name="T20">Notes</text:span>:</text:p>
      <text:p text:style-name="P3"/>
      <text:p text:style-name="P24">Client Interactions:</text:p>
      <text:p text:style-name="P26">This sprint, we had more interactions with the client than the previous <text:span text:style-name="T27">sprint. <text:s/>This sprint we had two major meetings with the client.</text:span></text:p>
      <text:p text:style-name="P26"/>
      <text:p text:style-name="P29">During the first <text:s/>meeting, we discussed the progress we had made on the project: <text:s/>The client was shown the project in its current <text:span text:style-name="T28">state</text:span>, and we noted the clients reaction to what was currently done. <text:s/>On the whole, they were pleased with how much work we had done and had a few issues with UI that we had planned for <text:span text:style-name="T28">S</text:span>print <text:span text:style-name="T28">4</text:span>. <text:s/>After this, we <text:span text:style-name="T28">talked </text:span><text:s/>the client <text:span text:style-name="T28">through what our teams current priorities were </text:span>and did some minor reprioritizing with them. <text:s/><text:span text:style-name="T32">These adjustments became part of the Product Backlog.</text:span> <text:s/>One important note about this is that we found that the client had wanted an additional feature that we did not plan for: profile pages. <text:s/>As a result of this, we added an item to the backlog, and made sure that it was a priority during the current sprint.</text:p>
      <text:p text:style-name="P28"/>
      <text:p text:style-name="P28">After the first meeting with the client, our team had <text:span text:style-name="T28">our</text:span> sprint planning meeting and we decided that we needed to refine some of our backlog items and gather a better understanding of the clients <text:span text:style-name="T28">needs</text:span>. <text:s/>To get these requirements from the client, our team came up with a list of questions, and we held a second meeting <text:span text:style-name="T28">with the client </text:span>to get those questions answered. <text:s/>This meeting was vital in clearing up some of the finer points of items in our backlog and gave us some additional requirements to meet.</text:p>
      <text:p text:style-name="P28"/>
      <text:p text:style-name="P25">C<text:span text:style-name="T33">oding Reviews</text:span>:</text:p>
      <text:p text:style-name="P32">During this sprint, we instituted Coding Reviews. <text:s/>Instead of merging directly to master, we merged to a different branch and reviewed each others code before merging to master. <text:s/>To do this, we met as a group and added in line comments on Github about questions we had. <text:s/>We then discussed the issues and oddities we found in each others code. </text:p>
      <text:p text:style-name="P33"/>
      <text:p text:style-name="P34">Our team felt that code reviewing definitely helped improve the overall quality of code submitted to the project. <text:s/>A great example of this is the fact that all of our Databases did not have a primary key, which could have caused many issues down the road if multiple users had the same name. <text:s/>This issue was resolved during the code review phase and helped prevent a defect later on. <text: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Helvetica" svg:font-family="Helvetica, arial, nimbussansl, liberationsans, freesans, clean, sans-serif, 'Segoe UI Emoji', 'Segoe UI Symbol'"/>
    <style:font-face style:name="FreeSans"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00:47:33.722599015</dc:date>
    <meta:editing-cycles>241</meta:editing-cycles>
    <meta:editing-duration>PT13H30M50S</meta:editing-duration>
    <meta:document-statistic meta:table-count="1" meta:image-count="1" meta:object-count="0" meta:page-count="6" meta:paragraph-count="51" meta:word-count="1258" meta:character-count="7257" meta:non-whitespace-character-count="6014"/>
    <meta:template xlink:type="simple" xlink:actuate="onRequest" xlink:title="" xlink:href="Normal.dotm"/>
  </office:meta>
</office:document-meta>
</file>